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44da" officeooo:paragraph-rsid="001e44d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font-weight="bold" officeooo:rsid="001e44da" officeooo:paragraph-rsid="001e44da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5pt" fo:font-weight="normal" officeooo:rsid="001e44da" officeooo:paragraph-rsid="001e44da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ks</text:p>
      <text:p text:style-name="P2"/>
      <text:list xml:id="list3714942850409110630" text:style-name="L1">
        <text:list-header>
          <text:p text:style-name="P3">Risks with this project include: trouble communicating with the server, recognition algorithms failing to reach acceptable acceptance/rejection rate, and inefficient algorithms slowing down the authorizatio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6-02-09T03:31:19.632147683</meta:creation-date>
    <dc:date>2016-02-09T03:34:40.728178665</dc:date>
    <dc:creator>Joseph </dc:creator>
    <meta:editing-duration>PT3M21S</meta:editing-duration>
    <meta:editing-cycles>1</meta:editing-cycles>
    <meta:document-statistic meta:table-count="0" meta:image-count="0" meta:object-count="0" meta:page-count="1" meta:paragraph-count="2" meta:word-count="27" meta:character-count="214" meta:non-whitespace-character-count="190"/>
    <meta:generator>LibreOffice/5.0.3.2$Linux_X86_64 LibreOffice_project/00m0$Build-2</meta:generator>
  </office:meta>
</office:document-meta>
</file>